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2.6665in"/>
    </style:style>
    <style:style style:name="co3" style:family="table-column">
      <style:table-column-properties fo:break-before="auto" style:column-width="2.5457in"/>
    </style:style>
    <style:style style:name="co4" style:family="table-column">
      <style:table-column-properties fo:break-before="auto" style:column-width="1.8146in"/>
    </style:style>
    <style:style style:name="co5" style:family="table-column">
      <style:table-column-properties fo:break-before="auto" style:column-width="1.8319in"/>
    </style:style>
    <style:style style:name="co6" style:family="table-column">
      <style:table-column-properties fo:break-before="auto" style:column-width="1.8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508in" fo:break-before="auto" style:use-optimal-row-height="true"/>
    </style:style>
    <style:style style:name="ro2" style:family="table-row">
      <style:table-row-properties style:row-height="0.513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1.0118in" fo:break-before="auto" style:use-optimal-row-height="true"/>
    </style:style>
    <style:style style:name="ro5" style:family="table-row">
      <style:table-row-properties style:row-height="0.8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vertical-align="top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add_hm Samo_5.txt</text:p>
          </table:table-cell>
          <table:table-cell office:value-type="string">
            <text:p>run add_hm for the first time on a file </text:p>
          </table:table-cell>
          <table:table-cell office:value-type="string">
            <text:p>All homographs should be found and numbered properly</text:p>
          </table:table-cell>
          <table:table-cell office:value-type="string">
            <text:p>output file Samo5_1.txt</text:p>
          </table:table-cell>
          <table:table-cell office:value-type="string">
            <text:p>diff Samo_5 Samo5_1.txt </text:p>
          </table:table-cell>
          <table:table-cell office:value-type="string">
            <text:p>Homographs added</text:p>
          </table:table-cell>
        </table:table-row>
        <table:table-row table:style-name="ro2">
          <table:table-cell office:value-type="string">
            <text:p>add_hm Samo_5.txt -u</text:p>
          </table:table-cell>
          <table:table-cell office:value-type="string">
            <text:p>run add_hm for the first time on a file with the -u option</text:p>
          </table:table-cell>
          <table:table-cell office:value-type="string">
            <text:p>All homographs should be found and numbered properly and any unique values have the default value of \hm 100</text:p>
          </table:table-cell>
          <table:table-cell office:value-type="string">
            <text:p>output file Samo5_2.txt</text:p>
          </table:table-cell>
          <table:table-cell office:value-type="string">
            <text:p>diff Samo_5.txt Samo5_2.txt </text:p>
          </table:table-cell>
          <table:table-cell office:value-type="string">
            <text:p>Homographs added, all unique lexemes have \hm 100</text:p>
          </table:table-cell>
        </table:table-row>
        <table:table-row table:style-name="ro1">
          <table:table-cell office:value-type="string">
            <text:p>add_hm Samo5_1.txt</text:p>
          </table:table-cell>
          <table:table-cell office:value-type="string">
            <text:p>run add_hm for the second time on a file </text:p>
          </table:table-cell>
          <table:table-cell office:value-type="string">
            <text:p>Output File should be unchanged</text:p>
          </table:table-cell>
          <table:table-cell office:value-type="string">
            <text:p>output file Samo5_3.txt</text:p>
          </table:table-cell>
          <table:table-cell office:value-type="string">
            <text:p>diff Samo5_1.txt Samo5_3.txt </text:p>
          </table:table-cell>
          <table:table-cell office:value-type="string">
            <text:p>No difference</text:p>
          </table:table-cell>
        </table:table-row>
        <table:table-row table:style-name="ro1">
          <table:table-cell office:value-type="string">
            <text:p>add_hm Samo5_2.txt -u</text:p>
          </table:table-cell>
          <table:table-cell office:value-type="string">
            <text:p>run add_hm for the second time on a file with the -u option</text:p>
          </table:table-cell>
          <table:table-cell office:value-type="string">
            <text:p>Output File should be unchanged</text:p>
          </table:table-cell>
          <table:table-cell office:value-type="string">
            <text:p>output file Samo5_4.txt</text:p>
          </table:table-cell>
          <table:table-cell office:value-type="string">
            <text:p>diff Samo5_4.txt Samo5_2.txt </text:p>
          </table:table-cell>
          <table:table-cell office:value-type="string">
            <text:p>No difference</text:p>
          </table:table-cell>
        </table:table-row>
        <table:table-row table:style-name="ro1">
          <table:table-cell office:value-type="string">
            <text:p>add_hm Samo5_1.txt -u</text:p>
          </table:table-cell>
          <table:table-cell office:value-type="string">
            <text:p>run add_hm -u on a file that had been processed by add_hm</text:p>
          </table:table-cell>
          <table:table-cell office:value-type="string">
            <text:p>Output File should have \hm 100 added</text:p>
          </table:table-cell>
          <table:table-cell office:value-type="string">
            <text:p>output file Samo5_5.txt</text:p>
          </table:table-cell>
          <table:table-cell office:value-type="string">
            <text:p>diff Samo5_1.txt Samo5_5.txt </text:p>
          </table:table-cell>
          <table:table-cell office:value-type="string">
            <text:p>Unique lexemes have \hm 100 added</text:p>
          </table:table-cell>
        </table:table-row>
        <table:table-row table:style-name="ro1">
          <table:table-cell office:value-type="string">
            <text:p>add_hm Samo5_5.txt</text:p>
          </table:table-cell>
          <table:table-cell office:value-type="string">
            <text:p>run add_hm on a file that had been created by add_hm -u</text:p>
          </table:table-cell>
          <table:table-cell office:value-type="string">
            <text:p>Output file should have \hm 100 removed</text:p>
          </table:table-cell>
          <table:table-cell office:value-type="string">
            <text:p>output file Samo5_6.txt</text:p>
          </table:table-cell>
          <table:table-cell office:value-type="string">
            <text:p>diff Samo5_6.txt Samo5_1.txt </text:p>
          </table:table-cell>
          <table:table-cell office:value-type="string">
            <text:p>No difference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4">
          <table:table-cell office:value-type="string">
            <text:p>Add several new records to Samo5_2.txt which are homographs of other records and add some new lexemes which are unique</text:p>
          </table:table-cell>
          <table:table-cell office:value-type="string">
            <text:p>New File is Samo5_7.txt</text:p>
          </table:table-cell>
          <table:table-cell table:number-columns-repeated="4"/>
        </table:table-row>
        <table:table-row table:style-name="ro5">
          <table:table-cell office:value-type="string">
            <text:p>add_hm Samo5_7.txt</text:p>
          </table:table-cell>
          <table:table-cell office:value-type="string">
            <text:p>run add_hm on a file that had been processed by add_hm -u AND has new lexemes which are homographs.</text:p>
          </table:table-cell>
          <table:table-cell office:value-type="string">
            <text:p>Output File should have new homograph values added to new lexemes which are homographs AND \hm 100 should be removed from unique lexemes.</text:p>
          </table:table-cell>
          <table:table-cell office:value-type="string">
            <text:p>output file Samo5_8.txt</text:p>
          </table:table-cell>
          <table:table-cell office:value-type="string">
            <text:p>diff Samo5_8.txt Samo5_7.txt </text:p>
          </table:table-cell>
          <table:table-cell office:value-type="string">
            <text:p>Should be no \hm 100 found and all new lexemes that are homographs should be numbered properly</text:p>
          </table:table-cell>
        </table:table-row>
        <table:table-row table:style-name="ro5">
          <table:table-cell office:value-type="string">
            <text:p>add_hm Samo5_7.txt -u</text:p>
          </table:table-cell>
          <table:table-cell table:style-name="ce2" office:value-type="string">
            <text:p>run add_hm -u on a file that had been processed by add_hm AND has new lexemes some being homographs.</text:p>
          </table:table-cell>
          <table:table-cell office:value-type="string">
            <text:p>Output File should have new homograph values added to new lexemes which are homographs AND \hm 100 should be added to unique lexemes.</text:p>
          </table:table-cell>
          <table:table-cell office:value-type="string">
            <text:p>output file Samo5_9.txt</text:p>
          </table:table-cell>
          <table:table-cell office:value-type="string">
            <text:p>diff Samo5_7.txt Samo5_9.txt </text:p>
          </table:table-cell>
          <table:table-cell office:value-type="string">
            <text:p>Unique lexemes have \hm 100 added</text:p>
          </table:table-cell>
        </table:table-row>
        <table:table-row table:style-name="ro5" table:number-rows-repeated="104856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6/21/2018</text:date>, <text:time>20:1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ndy Mooney</meta:initial-creator>
    <meta:creation-date>2018-06-21T19:36:57.10</meta:creation-date>
    <dc:date>2018-06-21T20:17:36.22</dc:date>
    <dc:creator>Cindy Mooney</dc:creator>
    <meta:editing-duration>PT9M27S</meta:editing-duration>
    <meta:editing-cycles>1</meta:editing-cycles>
    <meta:document-statistic meta:table-count="3" meta:cell-count="50" meta:object-count="0"/>
    <meta:generator>OpenOffice/4.1.5$Win32 OpenOffice.org_project/415m1$Build-9789</meta:generator>
  </office:meta>
</office:document-meta>
</file>